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ae66" officeooo:paragraph-rsid="0008ae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1T00:17:13.006543357</meta:creation-date>
    <dc:date>2022-05-01T00:17:52.509811015</dc:date>
    <meta:editing-duration>PT42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7.1.7.2$Linux_X86_64 LibreOffice_project/10$Build-2</meta:generator>
  </office:meta>
</office:document-meta>
</file>